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493in" style:rel-column-width="6357*"/>
    </style:style>
    <style:style style:name="Table1.B" style:family="table-column">
      <style:table-column-properties style:column-width="0.9743in" style:rel-column-width="9539*"/>
    </style:style>
    <style:style style:name="Table1.C" style:family="table-column">
      <style:table-column-properties style:column-width="1.1889in" style:rel-column-width="11640*"/>
    </style:style>
    <style:style style:name="Table1.D" style:family="table-column">
      <style:table-column-properties style:column-width="2.9347in" style:rel-column-width="28735*"/>
    </style:style>
    <style:style style:name="Table1.E" style:family="table-column">
      <style:table-column-properties style:column-width="0.9458in" style:rel-column-width="9264*"/>
    </style:style>
    <style:style style:name="Table1.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1.3111in" style:rel-column-width="12837*"/>
    </style:style>
    <style:style style:name="Table2.B" style:family="table-column">
      <style:table-column-properties style:column-width="5.3819in" style:rel-column-width="52698*"/>
    </style:style>
    <style:style style:name="Table2.A1" style:family="table-cell">
      <style:table-cell-properties style:writing-mode="page"/>
    </style:style>
    <style:style style:name="P1" style:family="paragraph" style:parent-style-name="Text_20_body">
      <style:paragraph-properties fo:text-align="justify" style:justify-single-word="false"/>
      <style:text-properties officeooo:rsid="0001dfa6" officeooo:paragraph-rsid="0002cdf4"/>
    </style:style>
    <style:style style:name="P2" style:family="paragraph" style:parent-style-name="Text_20_body">
      <style:paragraph-properties fo:text-align="justify" style:justify-single-word="false"/>
      <style:text-properties officeooo:rsid="0002cdf4" officeooo:paragraph-rsid="0002cdf4"/>
    </style:style>
    <style:style style:name="P3" style:family="paragraph" style:parent-style-name="Text_20_body">
      <style:text-properties fo:language="fr" fo:country="FR"/>
    </style:style>
    <style:style style:name="P4" style:family="paragraph" style:parent-style-name="Text_20_body">
      <style:paragraph-properties fo:text-align="justify" style:justify-single-word="false"/>
      <style:text-properties fo:language="fr" fo:country="FR" officeooo:rsid="0001dfa6" officeooo:paragraph-rsid="0001dfa6"/>
    </style:style>
    <style:style style:name="P5" style:family="paragraph" style:parent-style-name="Text_20_body">
      <style:paragraph-properties fo:text-align="justify" style:justify-single-word="false"/>
      <style:text-properties fo:language="fr" fo:country="FR" officeooo:rsid="00036a70" officeooo:paragraph-rsid="00076663"/>
    </style:style>
    <style:style style:name="P6" style:family="paragraph" style:parent-style-name="Text_20_body">
      <style:paragraph-properties fo:text-align="justify" style:justify-single-word="false"/>
      <style:text-properties fo:language="fr" fo:country="FR" officeooo:rsid="0002cdf4" officeooo:paragraph-rsid="0002cdf4"/>
    </style:style>
    <style:style style:name="P7" style:family="paragraph" style:parent-style-name="Text_20_body">
      <style:text-properties fo:language="fr" fo:country="FR" officeooo:rsid="0002cdf4" officeooo:paragraph-rsid="0002cdf4"/>
    </style:style>
    <style:style style:name="P8" style:family="paragraph" style:parent-style-name="Text_20_body">
      <style:paragraph-properties fo:text-align="justify" style:justify-single-word="false"/>
      <style:text-properties fo:language="fr" fo:country="FR" officeooo:rsid="00082ce6" officeooo:paragraph-rsid="00082ce6"/>
    </style:style>
    <style:style style:name="P9" style:family="paragraph" style:parent-style-name="Text_20_body">
      <style:paragraph-properties fo:text-align="justify" style:justify-single-word="false"/>
      <style:text-properties fo:language="fr" fo:country="FR" officeooo:rsid="00060b4f" officeooo:paragraph-rsid="00060b4f"/>
    </style:style>
    <style:style style:name="P10" style:family="paragraph" style:parent-style-name="Text_20_body">
      <style:text-properties officeooo:paragraph-rsid="0008d79d"/>
    </style:style>
    <style:style style:name="P11" style:family="paragraph" style:parent-style-name="Text_20_body">
      <style:text-properties officeooo:rsid="000989ba" officeooo:paragraph-rsid="000989ba"/>
    </style:style>
    <style:style style:name="P12" style:family="paragraph" style:parent-style-name="Text_20_body">
      <style:paragraph-properties fo:text-align="justify" style:justify-single-word="false"/>
      <style:text-properties officeooo:paragraph-rsid="00128211"/>
    </style:style>
    <style:style style:name="P13" style:family="paragraph" style:parent-style-name="Text_20_body">
      <style:paragraph-properties fo:text-align="justify" style:justify-single-word="false"/>
      <style:text-properties style:font-name="Liberation Serif" fo:font-style="normal" officeooo:rsid="000989ba" officeooo:paragraph-rsid="000c8db7" style:font-style-asian="normal" style:font-style-complex="normal"/>
    </style:style>
    <style:style style:name="P14" style:family="paragraph" style:parent-style-name="Text_20_body">
      <style:paragraph-properties fo:text-align="justify" style:justify-single-word="false"/>
      <style:text-properties officeooo:rsid="000da561" officeooo:paragraph-rsid="000da561"/>
    </style:style>
    <style:style style:name="P15" style:family="paragraph" style:parent-style-name="Text_20_body">
      <style:paragraph-properties fo:text-align="justify" style:justify-single-word="false"/>
      <style:text-properties officeooo:rsid="000efc2b" officeooo:paragraph-rsid="000efc2b"/>
    </style:style>
    <style:style style:name="P16" style:family="paragraph" style:parent-style-name="Text_20_body">
      <style:paragraph-properties fo:text-align="justify" style:justify-single-word="false"/>
      <style:text-properties officeooo:rsid="00147bc9" officeooo:paragraph-rsid="00147bc9"/>
    </style:style>
    <style:style style:name="P17" style:family="paragraph" style:parent-style-name="Table_20_Contents">
      <style:paragraph-properties fo:text-align="justify" style:justify-single-word="false"/>
      <style:text-properties fo:language="fr" fo:country="FR" officeooo:rsid="00036a70" officeooo:paragraph-rsid="00036a70"/>
    </style:style>
    <style:style style:name="P18" style:family="paragraph" style:parent-style-name="Table_20_Contents">
      <style:paragraph-properties fo:text-align="justify" style:justify-single-word="false"/>
      <style:text-properties fo:language="fr" fo:country="FR"/>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text-properties officeooo:paragraph-rsid="00147bc9"/>
    </style:style>
    <style:style style:name="P21" style:family="paragraph" style:parent-style-name="Table_20_Contents">
      <style:paragraph-properties fo:text-align="justify" style:justify-single-word="false"/>
      <style:text-properties officeooo:rsid="00128211" officeooo:paragraph-rsid="00128211"/>
    </style:style>
    <style:style style:name="P22" style:family="paragraph" style:parent-style-name="Table_20_Contents">
      <style:paragraph-properties fo:text-align="start" style:justify-single-word="false"/>
      <style:text-properties officeooo:rsid="00128211" officeooo:paragraph-rsid="00128211"/>
    </style:style>
    <style:style style:name="P23" style:family="paragraph" style:parent-style-name="Title">
      <style:text-properties fo:language="fr" fo:country="FR"/>
    </style:style>
    <style:style style:name="P24" style:family="paragraph" style:parent-style-name="Heading_20_1">
      <style:text-properties fo:language="fr" fo:country="FR"/>
    </style:style>
    <style:style style:name="P25" style:family="paragraph" style:parent-style-name="Heading_20_1">
      <style:text-properties officeooo:paragraph-rsid="0008d79d"/>
    </style:style>
    <style:style style:name="P26" style:family="paragraph" style:parent-style-name="Heading_20_1">
      <style:paragraph-properties fo:break-before="page"/>
      <style:text-properties fo:language="fr" fo:country="FR"/>
    </style:style>
    <style:style style:name="P27" style:family="paragraph" style:parent-style-name="Heading_20_2">
      <style:paragraph-properties fo:text-align="justify" style:justify-single-word="false"/>
      <style:text-properties officeooo:paragraph-rsid="00095de0"/>
    </style:style>
    <style:style style:name="P28" style:family="paragraph" style:parent-style-name="Heading_20_2">
      <style:text-properties officeooo:paragraph-rsid="00095de0"/>
    </style:style>
    <style:style style:name="P29" style:family="paragraph" style:parent-style-name="Heading_20_2">
      <style:text-properties officeooo:paragraph-rsid="000c8db7"/>
    </style:style>
    <style:style style:name="P30" style:family="paragraph" style:parent-style-name="Heading_20_2">
      <style:text-properties fo:language="fr" fo:country="FR" officeooo:rsid="0002cdf4" officeooo:paragraph-rsid="00095de0"/>
    </style:style>
    <style:style style:name="P31" style:family="paragraph" style:parent-style-name="Heading_20_3">
      <style:text-properties fo:language="fr" fo:country="FR"/>
    </style:style>
    <style:style style:name="P32" style:family="paragraph" style:parent-style-name="Table_20_Contents">
      <style:paragraph-properties fo:text-align="justify" style:justify-single-word="false"/>
      <style:text-properties officeooo:paragraph-rsid="00147bc9"/>
    </style:style>
    <style:style style:name="P33" style:family="paragraph" style:parent-style-name="Text_20_body" style:list-style-name="L1">
      <style:paragraph-properties fo:text-align="justify" style:justify-single-word="false"/>
      <style:text-properties fo:language="fr" fo:country="FR" officeooo:rsid="00036a70" officeooo:paragraph-rsid="00036a70"/>
    </style:style>
    <style:style style:name="P34" style:family="paragraph" style:parent-style-name="Text_20_body" style:list-style-name="L1">
      <style:paragraph-properties fo:text-align="justify" style:justify-single-word="false"/>
      <style:text-properties fo:language="fr" fo:country="FR" officeooo:rsid="000539c1" officeooo:paragraph-rsid="000539c1"/>
    </style:style>
    <style:style style:name="P35" style:family="paragraph" style:parent-style-name="Text_20_body" style:list-style-name="L2">
      <style:paragraph-properties fo:text-align="start" style:justify-single-word="false"/>
      <style:text-properties fo:language="fr" fo:country="FR" officeooo:rsid="0002cdf4" officeooo:paragraph-rsid="00036a70"/>
    </style:style>
    <style:style style:name="T1" style:family="text">
      <style:text-properties officeooo:rsid="0002cdf4"/>
    </style:style>
    <style:style style:name="T2" style:family="text">
      <style:text-properties officeooo:rsid="00036a70"/>
    </style:style>
    <style:style style:name="T3" style:family="text">
      <style:text-properties fo:language="fr" fo:country="FR"/>
    </style:style>
    <style:style style:name="T4" style:family="text">
      <style:text-properties fo:language="fr" fo:country="FR" officeooo:rsid="0002cdf4"/>
    </style:style>
    <style:style style:name="T5" style:family="text">
      <style:text-properties fo:language="fr" fo:country="FR" officeooo:rsid="00095de0"/>
    </style:style>
    <style:style style:name="T6" style:family="text">
      <style:text-properties fo:language="fr" fo:country="FR" officeooo:rsid="000c8db7"/>
    </style:style>
    <style:style style:name="T7" style:family="text">
      <style:text-properties officeooo:rsid="000539c1"/>
    </style:style>
    <style:style style:name="T8" style:family="text">
      <style:text-properties officeooo:rsid="0005fd7f"/>
    </style:style>
    <style:style style:name="T9" style:family="text">
      <style:text-properties officeooo:rsid="00076663"/>
    </style:style>
    <style:style style:name="T10" style:family="text">
      <style:text-properties officeooo:rsid="0008d79d"/>
    </style:style>
    <style:style style:name="T11" style:family="text">
      <style:text-properties officeooo:rsid="00095de0"/>
    </style:style>
    <style:style style:name="T12" style:family="text">
      <style:text-properties officeooo:rsid="000a59e2"/>
    </style:style>
    <style:style style:name="T13" style:family="text">
      <style:text-properties style:font-name="Courier New"/>
    </style:style>
    <style:style style:name="T14" style:family="text">
      <style:text-properties style:font-name="Courier New" fo:font-style="italic" officeooo:rsid="000a59e2" style:font-style-asian="italic" style:font-style-complex="italic"/>
    </style:style>
    <style:style style:name="T15" style:family="text">
      <style:text-properties style:font-name="Courier New" fo:font-style="italic" officeooo:rsid="00095de0" style:font-style-asian="italic" style:font-style-complex="italic"/>
    </style:style>
    <style:style style:name="T16" style:family="text">
      <style:text-properties style:font-name="Courier New" officeooo:rsid="001142fa"/>
    </style:style>
    <style:style style:name="T17" style:family="text">
      <style:text-properties style:font-name="Courier New" officeooo:rsid="0013535d"/>
    </style:style>
    <style:style style:name="T18" style:family="text">
      <style:text-properties style:font-name="Courier New" officeooo:rsid="00147bc9"/>
    </style:style>
    <style:style style:name="T19" style:family="text">
      <style:text-properties style:font-name="Courier New" officeooo:rsid="00128211"/>
    </style:style>
    <style:style style:name="T20" style:family="text">
      <style:text-properties style:font-name="Courier New" officeooo:rsid="0015e71f"/>
    </style:style>
    <style:style style:name="T21" style:family="text">
      <style:text-properties style:font-name="Courier New" officeooo:rsid="00174149"/>
    </style:style>
    <style:style style:name="T22" style:family="text">
      <style:text-properties style:font-name="Courier New" officeooo:rsid="00195130"/>
    </style:style>
    <style:style style:name="T23" style:family="text">
      <style:text-properties style:font-name="Courier New" officeooo:rsid="001a7007"/>
    </style:style>
    <style:style style:name="T24" style:family="text">
      <style:text-properties officeooo:rsid="000a6dce"/>
    </style:style>
    <style:style style:name="T25" style:family="text">
      <style:text-properties officeooo:rsid="000989ba"/>
    </style:style>
    <style:style style:name="T26" style:family="text">
      <style:text-properties officeooo:rsid="000c8db7"/>
    </style:style>
    <style:style style:name="T27" style:family="text">
      <style:text-properties style:font-name="Liberation Sans" fo:font-size="16.1000003814697pt" fo:language="fr" fo:country="FR" fo:font-weight="bold" officeooo:rsid="000c8db7" style:font-name-asian="Noto Sans CJK SC" style:font-size-asian="16.1000003814697pt" style:font-weight-asian="bold" style:font-name-complex="Lohit Devanagari" style:font-size-complex="16.1000003814697pt" style:font-weight-complex="bold"/>
    </style:style>
    <style:style style:name="T28" style:family="text">
      <style:text-properties officeooo:rsid="000c98ef"/>
    </style:style>
    <style:style style:name="T29" style:family="text">
      <style:text-properties officeooo:rsid="000efc2b"/>
    </style:style>
    <style:style style:name="T30" style:family="text">
      <style:text-properties officeooo:rsid="001078ad"/>
    </style:style>
    <style:style style:name="T31" style:family="text">
      <style:text-properties officeooo:rsid="001142fa"/>
    </style:style>
    <style:style style:name="T32" style:family="text">
      <style:text-properties officeooo:rsid="00128211"/>
    </style:style>
    <style:style style:name="T33" style:family="text">
      <style:text-properties officeooo:rsid="0013535d"/>
    </style:style>
    <style:style style:name="T34" style:family="text">
      <style:text-properties officeooo:rsid="00174149"/>
    </style:style>
    <style:style style:name="T35" style:family="text">
      <style:text-properties officeooo:rsid="00195130"/>
    </style:style>
    <style:style style:name="T36" style:family="text">
      <style:text-properties officeooo:rsid="001a700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ahier des charges</text:p>
      <text:p text:style-name="P23">Projet “Formation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159289676096">
          <table:table-cell table:style-name="Table1.A1" office:value-type="string">
            <text:p text:style-name="P17">Version</text:p>
          </table:table-cell>
          <table:table-cell table:style-name="Table1.A1" office:value-type="string">
            <text:p text:style-name="P17">Date</text:p>
          </table:table-cell>
          <table:table-cell table:style-name="Table1.A1" office:value-type="string">
            <text:p text:style-name="P17">Rédigée par</text:p>
          </table:table-cell>
          <table:table-cell table:style-name="Table1.A1" office:value-type="string">
            <text:p text:style-name="P17">Description</text:p>
          </table:table-cell>
          <table:table-cell table:style-name="Table1.A1" office:value-type="string">
            <text:p text:style-name="P17">Statut</text:p>
          </table:table-cell>
        </table:table-row>
        <table:table-row table:style-name="TableLine94159289708496">
          <table:table-cell table:style-name="Table1.A1" office:value-type="string">
            <text:p text:style-name="P17">1.0</text:p>
          </table:table-cell>
          <table:table-cell table:style-name="Table1.A1" office:value-type="string">
            <text:p text:style-name="P17">31/05/2021</text:p>
          </table:table-cell>
          <table:table-cell table:style-name="Table1.A1" office:value-type="string">
            <text:p text:style-name="P17">Nicolas Rousset</text:p>
          </table:table-cell>
          <table:table-cell table:style-name="Table1.A1" office:value-type="string">
            <text:p text:style-name="P18"/>
          </table:table-cell>
          <table:table-cell table:style-name="Table1.A1" office:value-type="string">
            <text:p text:style-name="P17">Approuvé</text:p>
          </table:table-cell>
        </table:table-row>
        <table:table-row table:style-name="TableLine94159289709360">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row table:style-name="TableLine94159289710416">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row>
      </table:table>
      <text:p text:style-name="P4"/>
      <text:h text:style-name="P26" text:outline-level="1">Introduction</text:h>
      <text:p text:style-name="P4">Félicitations, vous avez été sélectionnées sur appel d’offre pour développer le projet “formations”. <text:span text:style-name="T2">Vous avez été réparties en 4 équipes :</text:span></text:p>
      <text:list xml:id="list1387908024" text:style-name="L1">
        <text:list-item>
          <text:p text:style-name="P33">Equipe 1 : respons<text:span text:style-name="T7">a</text:span>ble de la <text:span text:style-name="T7">tâche « remboursement »</text:span></text:p>
        </text:list-item>
        <text:list-item>
          <text:p text:style-name="P34">Equipe 2 : responsable de la tâche « annulation »</text:p>
        </text:list-item>
        <text:list-item>
          <text:p text:style-name="P34">Equipe 3 : responsable de la tâche « replacement formateur »</text:p>
        </text:list-item>
        <text:list-item>
          <text:p text:style-name="P34">Equipe 4 : respons<text:span text:style-name="T8">able de la tâche « fusion formations »</text:span> <text:s/></text:p>
        </text:list-item>
      </text:list>
      <text:p text:style-name="P9">Ce cahier des charges s’applique à toutes les équipes, le différences étant détaillées dans les sous-parties (de toute façon, tout le monde doit faire des tests unitaires).</text:p>
      <text:p text:style-name="P8">Pour ce TP, vous serez sur la surveillance d’un lead developper. Vous ne pouvez pas pusher directement sur la branche « main », il vous faut passer par un PR (pull request). Les PR se lancent depuis l’interface du projet sous github, c’est une demande pour merger une branche dans la branche main. Cela correspond aux bonnes pratiques réelles, ce qui peut changer c’est qui est habilité à effectuer la code review.</text:p>
      <text:h text:style-name="P24" text:outline-level="1">Step 1 : mise en place du projet</text:h>
      <text:p text:style-name="P4">Le repository du projet est :</text:p>
      <text:p text:style-name="P1"><text:a xlink:type="simple" xlink:href="https://github.com/Aenori/TP_real_project" text:style-name="Internet_20_link" text:visited-style-name="Visited_20_Internet_20_Link"><text:span text:style-name="T3">https://github.com/Aenori/TP_real_project</text:span></text:a></text:p>
      <text:p text:style-name="P6">Les comptes github qui m’ont été indiqués ont reçus une invitation, pour l’accepter, il faut aller ici : </text:p>
      <text:p text:style-name="P4">https://github.com/Aenori/TP_real_project/invitations</text:p>
      <text:p text:style-name="P6">La première étape est donc de cloner localement le repository :</text:p>
      <text:p text:style-name="P2"><text:span text:style-name="T3">git clone </text:span><text:a xlink:type="simple" xlink:href="mailto:git@github.com" text:style-name="Internet_20_link" text:visited-style-name="Visited_20_Internet_20_Link"><text:span text:style-name="T3">git@github.com</text:span></text:a><text:span text:style-name="T3">:Aenori/TP_real_project.git</text:span></text:p>
      <text:h text:style-name="P31" text:outline-level="3">Notes sur les commandes <text:span text:style-name="T1">git</text:span></text:h>
      <text:p text:style-name="P7">Les principales commandes dont vous alle<text:span text:style-name="T2">z</text:span> avoir besoin sont :</text:p>
      <text:list xml:id="list3165847071" text:style-name="L2">
        <text:list-item>
          <text:p text:style-name="P35">git commit</text:p>
        </text:list-item>
        <text:list-item>
          <text:p text:style-name="P35">git push</text:p>
        </text:list-item>
        <text:list-item>
          <text:p text:style-name="P35">git pull</text:p>
        </text:list-item>
        <text:list-item>
          <text:p text:style-name="P35">git merge main</text:p>
        </text:list-item>
        <text:list-item>
          <text:p text:style-name="P35">git add (sert également à résoudre les conflits <text:span text:style-name="T2">=&gt; dans certains IDE elle est également appelée par “marquer comme résolu”</text:span>)</text:p>
        </text:list-item>
      </text:list>
      <text:p text:style-name="P5">Note : <text:span text:style-name="T9">il est recommandé de pratiquer directement git en command line. Il est effectivement toujours possible de ne pas pouvoir utiliser son IDE préféré (ssh cela vous dit quelque chose ?), et les IDE ne font qu’appeler git.</text:span></text:p>
      <text:h text:style-name="P25" text:outline-level="1"><text:soft-page-break/><text:span text:style-name="T9">Step 2 : </text:span><text:span text:style-name="T10">Le projet !</text:span></text:h>
      <text:p text:style-name="P10"/>
      <text:h text:style-name="Heading_20_2" text:outline-level="2">Task n°1 – ajouter le nom de votre équipe au fichier « <text:span text:style-name="T28">doc/</text:span>equipe.<text:span text:style-name="T28">csv</text:span> »</text:h>
      <text:p text:style-name="P14">Il y a un fichier csv (comma separated value) dans le sous répertoire doc. Ajoutez une ligne contenant votre numéro d’équipe, éventuellement un nom d’équipe <text:span text:style-name="T29">et les noms de l’équipe.</text:span></text:p>
      <text:p text:style-name="P15">Par exemple :</text:p>
      <text:p text:style-name="P15">1;Les Avengers;IronMan;Hulk ;Captain America</text:p>
      <text:p text:style-name="P15">Dans la mesure du possible, ajoutez les lignes dans le bon ordre <text:span text:style-name="T30">(équipe 1 puis 2 ...)</text:span></text:p>
      <text:p text:style-name="P11">Cette task ne nécessite pas de tests unitaires.</text:p>
      <text:h text:style-name="P27" text:outline-level="2">Task n°<text:span text:style-name="T11">2</text:span> – ajouter <text:span text:style-name="T11">une méthode </text:span><text:span text:style-name="T15">is$task</text:span><text:span text:style-name="T11"> à l’objet Formation</text:span></text:h>
      <text:p text:style-name="P12"><text:span text:style-name="T31">Ajouter une méthode </text:span><text:span text:style-name="T16">is$tas</text:span><text:span text:style-name="T13">k</text:span> à l’objet <text:span text:style-name="T13">org.formation.model.Form</text:span><text:span text:style-name="T16">ation</text:span><text:span text:style-name="T31">, qui renvoit </text:span><text:span text:style-name="T16">True</text:span><text:span text:style-name="T31">, si cette fonction a été concernée par </text:span><text:span text:style-name="T32">votre</text:span><text:span text:style-name="T31"> fonctionnalité. </text:span><text:span text:style-name="T32">Décliné par fonctionnalité, cela donne :</text:span></text:p>
      <table:table table:name="Table2" table:style-name="Table2">
        <table:table-column table:style-name="Table2.A"/>
        <table:table-column table:style-name="Table2.B"/>
        <table:table-row table:style-name="TableLine94159289715440">
          <table:table-cell table:style-name="Table2.A1" office:value-type="string">
            <text:p text:style-name="P22">Equipe 1 :<text:line-break/>Remboursement</text:p>
          </table:table-cell>
          <table:table-cell table:style-name="Table2.A1" office:value-type="string">
            <text:p text:style-name="P21">Créer une méthode publique <text:span text:style-name="T13">isRembourse</text:span> qui renvoit True si la formation est remboursée, <text:span text:style-name="T33">i.e si son </text:span><text:span text:style-name="T17">statut</text:span><text:span text:style-name="T33"> est égal à </text:span><text:span text:style-name="T17">"Remboursee"</text:span></text:p>
          </table:table-cell>
        </table:table-row>
        <table:table-row table:style-name="TableLine94159289820672">
          <table:table-cell table:style-name="Table2.A1" office:value-type="string">
            <text:p text:style-name="P21">Equipe 2 :</text:p>
            <text:p text:style-name="P22">Annulation</text:p>
          </table:table-cell>
          <table:table-cell table:style-name="Table2.A1" office:value-type="string">
            <text:p text:style-name="P20"><text:span text:style-name="T32">Créer une méthode publique </text:span><text:span text:style-name="T19">is</text:span><text:span text:style-name="T18">Annulee</text:span><text:span text:style-name="T32"> qui renvoit True si la formation est remboursée, </text:span><text:span text:style-name="T33">i.e si son </text:span><text:span text:style-name="T17">statut</text:span><text:span text:style-name="T33"> est égal à </text:span><text:span text:style-name="T17">"</text:span><text:span text:style-name="T20">Annulee</text:span><text:span text:style-name="T17">"</text:span></text:p>
          </table:table-cell>
        </table:table-row>
        <table:table-row table:style-name="TableLine94159289800240">
          <table:table-cell table:style-name="Table2.A1" office:value-type="string">
            <text:p text:style-name="P21">Equipe 3 :</text:p>
            <text:p text:style-name="P21">Remplacement formateur</text:p>
          </table:table-cell>
          <table:table-cell table:style-name="Table2.A1" office:value-type="string">
            <text:p text:style-name="P20"><text:span text:style-name="T32">Créer une méthode publique </text:span><text:span text:style-name="T23">hasFormateurRemplace</text:span><text:span text:style-name="T32"> qui renvoit True si l</text:span><text:span text:style-name="T36">e formateur a été remplacé</text:span><text:span text:style-name="T32">, </text:span><text:span text:style-name="T33">i.e si son </text:span><text:span text:style-name="T17">statut</text:span><text:span text:style-name="T23">Formateur</text:span><text:span text:style-name="T33"> est égal à </text:span><text:span text:style-name="T17">"</text:span><text:span text:style-name="T20">Annulee</text:span><text:span text:style-name="T17">"</text:span></text:p>
          </table:table-cell>
        </table:table-row>
        <table:table-row table:style-name="TableLine94159289836160">
          <table:table-cell table:style-name="Table2.A1" office:value-type="string">
            <text:p text:style-name="P21">Equipe 4 :</text:p>
            <text:p text:style-name="P21">Fusion formation</text:p>
          </table:table-cell>
          <table:table-cell table:style-name="Table2.A1" office:value-type="string">
            <text:p text:style-name="P20"><text:span text:style-name="T32">Créer une méthode publique </text:span><text:span text:style-name="T19">is</text:span><text:span text:style-name="T22">Fusionnee</text:span><text:span text:style-name="T32"> qui renvoit True si la formation </text:span><text:span text:style-name="T35">a été fusionnée</text:span><text:span text:style-name="T32">, </text:span><text:span text:style-name="T33">i.e si son </text:span><text:span text:style-name="T17">statut</text:span><text:span text:style-name="T33"> est égal à </text:span><text:span text:style-name="T17">"</text:span><text:span text:style-name="T22">Fusionnee</text:span><text:span text:style-name="T17">"</text:span></text:p>
          </table:table-cell>
        </table:table-row>
      </table:table>
      <text:p text:style-name="P12"/>
      <text:p text:style-name="P16">A noter que dans un vrai projet, il est préférable d’écrire les noms de fonction 100 % en anglais. Notamment car les frameworks utilisent des convention de nommage en anglais (getter / setter / etc ...)</text:p>
      <text:p text:style-name="P12"><text:span text:style-name="T32">Ajouter un test unitaire qui vérifie les 2 cas </text:span><text:span text:style-name="T34">(un cas où la valeur renvoyée est </text:span><text:span text:style-name="T21">True</text:span><text:span text:style-name="T34">, un cas où elle vaut </text:span><text:span text:style-name="T21">False</text:span><text:span text:style-name="T34">)</text:span></text:p>
      <text:h text:style-name="P27" text:outline-level="2">Task n°<text:span text:style-name="T11">3</text:span> – <text:span text:style-name="T12">création d’un bean </text:span><text:span text:style-name="T24">dédié à la task </text:span><text:span text:style-name="T12">et d’un fonction </text:span><text:span text:style-name="T14">selectIs$task</text:span></text:h>
      <text:h text:style-name="P28" text:outline-level="2">Task n°<text:span text:style-name="T11">4</text:span> – <text:span text:style-name="T24">ajouter un exemple dans le</text:span><text:span text:style-name="T25">s fixtu</text:span><text:span text:style-name="T24">r</text:span><text:span text:style-name="T25">es</text:span></text:h>
      <text:p text:style-name="P13"/>
      <text:p text:style-name="P13">Cette task ne nécessite pas de tests unitaires.</text:p>
      <text:h text:style-name="P28" text:outline-level="2"><text:soft-page-break/>Task n°<text:span text:style-name="T11">5</text:span> – <text:span text:style-name="T26">visualisation HTML de la sélection</text:span></text:h>
      <text:h text:style-name="P28" text:outline-level="2">Task n°<text:span text:style-name="T11">6</text:span> – <text:span text:style-name="T26">ajouter la fonction do$task en java </text:span></text:h>
      <text:h text:style-name="P27" text:outline-level="2">Task n°<text:span text:style-name="T11">7</text:span> – <text:span text:style-name="T26">appeler la fonction do$task depuis un formulaire HTML</text:span></text:h>
      <text:h text:style-name="P29" text:outline-level="2"><text:span text:style-name="T4">Task n°</text:span><text:span text:style-name="T5">8</text:span><text:span text:style-name="T4"> – </text:span><text:span text:style-name="T6">appeler la fonction do$task </text:span><text:span text:style-name="T27">en AJAX</text:span></text:h>
      <text:h text:style-name="P30" text:outline-level="2">Task n°<text:span text:style-name="T11">9</text:span> – <text:span text:style-name="T26">mise à jour de l’affichage HTML en javascript</text:span> </text:h>
      <text:h text:style-name="P30" text:outline-level="2">Task n°<text:span text:style-name="T11">10</text:span> – <text:span text:style-name="T26">ajouter l’évènement à l’historique</text:span> </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7T16:51:12.546449478</meta:creation-date>
    <meta:generator>LibreOffice/6.4.7.2$Linux_X86_64 LibreOffice_project/40$Build-2</meta:generator>
    <dc:date>2021-05-31T21:38:47.998027160</dc:date>
    <meta:editing-duration>PT4H14M13S</meta:editing-duration>
    <meta:editing-cycles>23</meta:editing-cycles>
    <meta:document-statistic meta:table-count="2" meta:image-count="0" meta:object-count="0" meta:page-count="4" meta:paragraph-count="65" meta:word-count="675" meta:character-count="4052" meta:non-whitespace-character-count="3435"/>
  </office:meta>
</office:document-meta>
</file>